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vg:font-family="OpenSymbol" style:font-family-generic="system" style:font-pitch="variable" svg:panose-1="5 1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ubtitle" style:master-page-name="MP0" style:family="paragraph">
      <style:paragraph-properties fo:break-before="page"/>
    </style:style>
    <style:style style:name="T2" style:parent-style-name="DefaultParagraphFont" style:family="text">
      <style:text-properties fo:font-size="24pt" style:font-size-asian="24pt" style:font-size-complex="24pt"/>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Heading" style:list-style-name="LFO1" style:family="paragraph"/>
    <style:style style:name="P7" style:parent-style-name="Standard" style:list-style-name="LFO2" style:family="paragraph"/>
    <style:style style:name="P8" style:parent-style-name="Standard" style:list-style-name="LFO2" style:family="paragraph"/>
    <style:style style:name="P9" style:parent-style-name="Standard" style:list-style-name="LFO2" style:family="paragraph"/>
    <style:style style:name="P10" style:parent-style-name="Standard" style:list-style-name="LFO2" style:family="paragraph"/>
    <style:style style:name="T11" style:parent-style-name="DefaultParagraphFont" style:family="text">
      <style:text-properties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style:style>
  </office:automatic-styles>
  <office:body>
    <office:text text:use-soft-page-breaks="true">
      <text:p text:style-name="P1"><text:span text:style-name="T2">Assignment 3 2INCO</text:span></text:p>
      <text:p text:style-name="P3">Robert Jong-A-Lock 0726356</text:p>
      <text:p text:style-name="P4">Tom Buskens 1378120</text:p>
      <text:p text:style-name="P5">October 14, 2018</text:p>
      <text:list text:style-name="LFO1" text:continue-numbering="true">
        <text:list-item>
          <text:p text:style-name="P6">Overview</text:p>
        </text:list-item>
      </text:list>
      <text:p text:style-name="Standard">There were 2 main challenges while writing this program:</text:p>
      <text:list text:style-name="LFO2" text:continue-numbering="true">
        <text:list-item>
          <text:list>
            <text:list-item>
              <text:p text:style-name="P7">Items are produced at random but<text:s/>should be stored in the buffer sequentially</text:p>
            </text:list-item>
            <text:list-item>
              <text:p text:style-name="P8">Consumer picks items from buffer as queued, buffer is a FIFO.</text:p>
            </text:list-item>
            <text:list-item>
              <text:p text:style-name="P9">Multiple threads can access the buffer, produces as well as consumers so buffer access should be protected with mutex and condition variable(s).</text:p>
            </text:list-item>
            <text:list-item>
              <text:p text:style-name="P10">Producer and consumer sleep for random amounts of time.</text:p>
            </text:list-item>
          </text:list>
        </text:list-item>
      </text:list>
      <text:p text:style-name="Standard"/>
      <text:p text:style-name="Standard">Two “types” of threads are started, one is for the producers and one is for the consumers. Each thread type blocks and signals on a different condition variable. The producer thread blocks on the consumed<text:s/>variable and signals to the produced variable. The consumer thread blocks on produced and signals to consumed. The buffer is protected by a mutex. Two progress variables are maintained to manage the buffer. The<text:s/><text:span text:style-name="T11">pos</text:span><text:s/>variable keeps the position of the last<text:s/>written element in the buffer and the<text:s/><text:span text:style-name="T12">next</text:span><text:s/>variable maintains the next expected value in the buffer. Both the buffer and the last written element are initialized to -1 signifying an empty buffer. The<text:s/><text:span text:style-name="T13">next</text:span><text:s/>variable is set to 0 on init since this is the first item expected.</text:p>
      <text:p text:style-name="Standard"/>
      <text:p text:style-name="Standard">Since the consumer cannot know which producer is next it upon clearing the entire buffer it sends sigall to the producers which will then check who has the next item. However, the producer sends a signal, not a sigall because the consumer<text:s/>always consumes an item from the lowest index in the buffer (index [0]) even if there are multiple consumers a signal will still work because any consumer will take its item from index 0 and produce an output. There is no possibility that it (consumer) cannot proceed because it’s not its turn yet like is the case with producers. After a producer has placed an item in the buffer it also signals (via cond_broadcast) if there is still space left.</text:p>
      <text:p text:style-name="Standard"/>
      <text:p text:style-name="Standard">The get next item function is<text:s/>biased<text:s/>towards lower item values<text:s/>which ensures that the producers will always have a next in sequence item to put in the buffer. The current implementation deadlocks if all producers receive an item which is not possible to put in the buff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vg:font-family="OpenSymbol" style:font-family-generic="system" style:font-pitch="variable" svg:panose-1="5 1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ubtitle" style:display-name="Subtitl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Robert .</meta:initial-creator>
    <dc:creator>Robert .</dc:creator>
    <meta:creation-date>2018-10-14T15:31:00Z</meta:creation-date>
    <dc:date>2018-10-14T21:03:00Z</dc:date>
    <meta:template xlink:href="Normal.dotm" xlink:type="simple"/>
    <meta:editing-cycles>7</meta:editing-cycles>
    <meta:editing-duration>PT16560S</meta:editing-duration>
    <meta:document-statistic meta:page-count="1" meta:paragraph-count="4" meta:word-count="326" meta:character-count="2181" meta:row-count="15" meta:non-whitespace-character-count="1859"/>
  </office:meta>
</office:document-meta>
</file>